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INF18</text:span></text:p>
      <text:p text:style-name="P1"><text:span text:style-name="T1">TD OS Reporting</text:span></text:p>
      <text:p text:style-name="P1"><text:span text:style-name="T1">Devoir 1</text:span></text:p>
      <text:p text:style-name="P1"><text:span text:style-name="T1">Members:</text:span></text:p>
      <text:p text:style-name="P1"><text:span text:style-name="T1">Vo Hung Son</text:span></text:p>
      <text:p text:style-name="P1"><text:span text:style-name="T1">Tran Quang Nhat</text:span></text:p>
      <text:list xml:id="list4254589020" text:style-name="WWNum1">
        <text:list-item>
          <text:p text:style-name="P3"/>
        </text:list-item>
      </text:list>
      <text:p text:style-name="Standard"><text:span text:style-name="T2">What is the reasonably expected output considering #if 0 transformed to #if 1? We will not activate the code</text:span></text:p>
      <text:p text:style-name="Standard"><text:span text:style-name="T2">at first, so that it can compile until we have implemented it.</text:span></text:p>
      <text:p text:style-name="P2"/>
      <text:p text:style-name="Standard"><text:span text:style-name="T2">Answer:</text:span></text:p>
      <text:p text:style-name="Standard">Only the first block will be processed until someone changes the 1 to a 0. Then the other block will be compiled. This is a convenient way to temporary switch blocks of code in and out while testing different algorithms.</text:p>
      <text:p text:style-name="Standard"/>
      <text:p text:style-name="Standard"><text:span text:style-name="T2">Explain why it is a mistake to try:</text:span></text:p>
      <text:p text:style-name="Standard"><text:span text:style-name="T2">+ to read a character before being warned that a character is available</text:span></text:p>
      <text:p text:style-name="Standard">because <text:s/>Write "ch" to the console display,</text:p>
      <text:p text:style-name="Standard"><text:s text:c="3"/>and return immediately. <text:s/>"writeDone"</text:p>
      <text:p text:style-name="Standard"><text:s text:c="3"/>is called when the I/O completes.</text:p>
      <text:p text:style-name="Standard"><text:span text:style-name="T2">+ <text:s/>to try to write before being warned that the previous writing is complete.</text:span></text:p>
      <text:p text:style-name="Standard">because the previous writing must be complete then "writeDone" is called when the I/O completes so to try to write before the error will be occur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164" meta:character-count="909" meta:non-whitespace-character-count="754"/>
    <meta:generator>LibreOfficeDev/6.0.5.2$Linux_X86_64 LibreOffice_project/</meta:generator>
  </office:meta>
</office:document-meta>
</file>